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5pt" style:text-underline-style="solid" style:text-underline-width="auto" style:text-underline-color="font-color" officeooo:rsid="0018744d" officeooo:paragraph-rsid="0018744d" style:font-size-asian="15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18744d" officeooo:paragraph-rsid="0018744d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18ba88" officeooo:paragraph-rsid="0018ba88" style:font-size-asian="14pt" style:font-size-complex="14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style:text-underline-style="none" officeooo:rsid="0018744d" officeooo:paragraph-rsid="0018744d" style:font-size-asian="14pt" style:font-size-complex="14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style:text-underline-style="none" officeooo:rsid="0018ba88" officeooo:paragraph-rsid="0018ba88" style:font-size-asian="14pt" style:font-size-complex="14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style:text-underline-style="none" officeooo:rsid="0018ba88" officeooo:paragraph-rsid="001a3386" style:font-size-asian="14pt" style:font-size-complex="14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style:text-underline-style="none" officeooo:rsid="001a3386" officeooo:paragraph-rsid="001a3386" style:font-size-asian="14pt" style:font-size-complex="14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style:text-underline-style="none" officeooo:rsid="001db56d" officeooo:paragraph-rsid="001db56d" style:font-size-asian="14pt" style:font-size-complex="14pt"/>
    </style:style>
    <style:style style:name="T1" style:family="text">
      <style:text-properties officeooo:rsid="001d9e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entrevista com o Wendel</text:p>
      <text:p text:style-name="P1"/>
      <text:list xml:id="list2784238434" text:style-name="L1">
        <text:list-item>
          <text:p text:style-name="P4">Seja bem vindo, mais uma vez, ao PetCast! Agradecemos por ter aceitado nosso convite.</text:p>
          <text:p text:style-name="P4"/>
        </text:list-item>
        <text:list-item>
          <text:p text:style-name="P8">Na sua opinião quais são os prós e contras da graduação?</text:p>
          <text:p text:style-name="P4"/>
        </text:list-item>
        <text:list-item>
          <text:p text:style-name="P8">Como docente o que mudaria na universidade?</text:p>
          <text:p text:style-name="P4"/>
        </text:list-item>
        <text:list-item>
          <text:p text:style-name="P4">Quais são as matérias que você considera mais importantes na formação do aluno? Quais você acredita que podem ser descartadas ou reformuladas? <text:s/></text:p>
          <text:p text:style-name="P4"/>
        </text:list-item>
        <text:list-item>
          <text:p text:style-name="P5">Durante o seu doutorado, entre os anos de 2012 <text:span text:style-name="T1">a</text:span> 2016, você fez um interc<text:span text:style-name="T1">â</text:span>mbio para os Estados Unidos, no qual estudou na Universidade de Michigan. Como foi deixar seu país? Sentiu um choque cultural muito grande?</text:p>
          <text:p text:style-name="P5"/>
        </text:list-item>
        <text:list-item>
          <text:p text:style-name="P5">Como foi ser orientado por Jon Lee? O estilo de ensino nos EUA é muito diferente?</text:p>
          <text:p text:style-name="P5"/>
        </text:list-item>
        <text:list-item>
          <text:p text:style-name="P5">Qual o nível de inglês necessário para uma experiência como essa?</text:p>
          <text:p text:style-name="P5"/>
        </text:list-item>
        <text:list-item>
          <text:p text:style-name="P5">Durante o ano de 2016 você trabalhou na Google. Como foi o processo seletivo? Como era o seu dia a dia no trabalho?</text:p>
          <text:p text:style-name="P5"/>
        </text:list-item>
        <text:list-item>
          <text:p text:style-name="P6">Uma de suas áreas de especialização é a Otimização Computacional? Do que se trata? Como o seu estudo contribui para a formação de um bom profissional?</text:p>
          <text:p text:style-name="P5"/>
        </text:list-item>
        <text:list-item>
          <text:p text:style-name="P5">Por que optou pela carreira acadêmica? Quais dicas daria para alunos que pretendem seguir o mesmo caminho?</text:p>
          <text:p text:style-name="P5"/>
        </text:list-item>
        <text:list-item>
          <text:p text:style-name="P8"><text:soft-page-break/>Quais são as dificuldades na área de pesquisa no Brasil? Ser docente em universidades é a única opção para quem quer seguir essa carreira no Brasil?</text:p>
          <text:p text:style-name="P7"/>
        </text:list-item>
        <text:list-item>
          <text:p text:style-name="P7">Com isso encerramos essa entrevista! Agradeço por seu tempo e espero que possamos ter outras conversas como essa.</text:p>
          <text:p text:style-name="P5"/>
          <text:p text:style-name="P5"/>
        </text:list-item>
      </text:list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8:46:33.324839152</meta:creation-date>
    <dc:date>2021-03-30T14:44:32.928809198</dc:date>
    <meta:editing-duration>PT37M2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6" meta:word-count="258" meta:character-count="1375" meta:non-whitespace-character-count="1153"/>
  </office:meta>
</office:document-meta>
</file>